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1a8546" officeooo:paragraph-rsid="001a8546"/>
    </style:style>
    <style:style style:name="P2" style:family="paragraph" style:parent-style-name="Standard">
      <style:paragraph-properties fo:text-align="start" style:justify-single-word="false"/>
      <style:text-properties style:font-name="Arial" officeooo:paragraph-rsid="001a8546"/>
    </style:style>
    <style:style style:name="P3" style:family="paragraph" style:parent-style-name="Standard">
      <style:paragraph-properties fo:text-align="start" style:justify-single-word="false"/>
      <style:text-properties style:font-name="Arial" style:text-underline-style="none" fo:font-weight="bold" officeooo:rsid="0038777d" officeooo:paragraph-rsid="001a8546" style:font-weight-asian="bold" style:font-weight-complex="bold"/>
    </style:style>
    <style:style style:name="P4" style:family="paragraph" style:parent-style-name="Standard">
      <style:paragraph-properties fo:text-align="start" style:justify-single-word="false"/>
      <style:text-properties style:font-name="Arial" style:text-underline-style="none" fo:font-weight="bold" officeooo:rsid="003a223f" officeooo:paragraph-rsid="001a8546" style:font-weight-asian="bold" style:font-weight-complex="bold"/>
    </style:style>
    <style:style style:name="P5" style:family="paragraph" style:parent-style-name="Standard">
      <style:paragraph-properties fo:text-align="start" style:justify-single-word="false"/>
      <style:text-properties style:font-name="Arial" style:text-underline-style="none" fo:font-weight="bold" officeooo:rsid="001a8546" officeooo:paragraph-rsid="001a8546" style:font-weight-asian="bold" style:font-weight-complex="bold"/>
    </style:style>
    <style:style style:name="P6" style:family="paragraph" style:parent-style-name="Standard">
      <style:paragraph-properties fo:text-align="start" style:justify-single-word="false"/>
      <style:text-properties style:font-name="Arial" style:text-underline-style="none" fo:font-weight="bold" officeooo:rsid="0035f4ae" officeooo:paragraph-rsid="001a8546" style:font-weight-asian="bold" style:font-weight-complex="bold"/>
    </style:style>
    <style:style style:name="P7" style:family="paragraph" style:parent-style-name="Standard">
      <style:paragraph-properties fo:text-align="start" style:justify-single-word="false"/>
      <style:text-properties style:font-name="Arial" style:text-underline-style="none" officeooo:rsid="0035f4ae" officeooo:paragraph-rsid="001a8546"/>
    </style:style>
    <style:style style:name="P8" style:family="paragraph" style:parent-style-name="Standard">
      <style:paragraph-properties fo:text-align="start" style:justify-single-word="false"/>
      <style:text-properties style:font-name="Arial" style:text-underline-style="none" fo:font-weight="normal" officeooo:rsid="001a8546" officeooo:paragraph-rsid="001a8546" style:font-weight-asian="normal" style:font-weight-complex="normal"/>
    </style:style>
    <style:style style:name="P9" style:family="paragraph" style:parent-style-name="Text_20_body">
      <style:paragraph-properties fo:text-align="start" style:justify-single-word="false"/>
      <style:text-properties style:font-name="Arial" style:text-underline-style="none" fo:font-weight="normal" officeooo:rsid="0038777d" officeooo:paragraph-rsid="001f6fca" style:font-weight-asian="normal" style:font-weight-complex="normal"/>
    </style:style>
    <style:style style:name="P10" style:family="paragraph" style:parent-style-name="Text_20_body">
      <style:text-properties style:font-name="Arial" fo:font-weight="normal" officeooo:paragraph-rsid="001f6fca" style:font-weight-asian="normal" style:font-weight-complex="normal"/>
    </style:style>
    <style:style style:name="P11" style:family="paragraph" style:parent-style-name="Text_20_body">
      <style:text-properties officeooo:paragraph-rsid="001f6fca"/>
    </style:style>
    <style:style style:name="P12" style:family="paragraph" style:parent-style-name="Standard">
      <style:paragraph-properties fo:text-align="start" style:justify-single-word="false"/>
      <style:text-properties style:font-name="Arial" style:text-underline-style="none" fo:font-weight="bold" officeooo:rsid="0038777d" officeooo:paragraph-rsid="001a8546" style:font-weight-asian="bold" style:font-weight-complex="bold"/>
    </style:style>
    <style:style style:name="P13" style:family="paragraph" style:parent-style-name="Standard">
      <style:paragraph-properties fo:text-align="start" style:justify-single-word="false"/>
      <style:text-properties style:font-name="Arial" style:text-underline-style="none" fo:font-weight="bold" officeooo:rsid="001a8546" officeooo:paragraph-rsid="001a8546" style:font-weight-asian="bold" style:font-weight-complex="bold"/>
    </style:style>
    <style:style style:name="P14" style:family="paragraph" style:parent-style-name="Standard">
      <style:paragraph-properties fo:text-align="start" style:justify-single-word="false"/>
      <style:text-properties style:font-name="Arial" style:text-underline-style="none" fo:font-weight="normal" officeooo:rsid="00206df7" officeooo:paragraph-rsid="00206df7" style:font-weight-asian="normal" style:font-weight-complex="normal"/>
    </style:style>
    <style:style style:name="P15" style:family="paragraph" style:parent-style-name="Standard">
      <style:paragraph-properties fo:text-align="start" style:justify-single-word="false"/>
      <style:text-properties style:font-name="Arial" style:text-underline-style="none" fo:font-weight="normal" officeooo:rsid="00211557" officeooo:paragraph-rsid="00211557" style:font-weight-asian="normal" style:font-weight-complex="normal"/>
    </style:style>
    <style:style style:name="T1" style:family="text">
      <style:text-properties officeooo:rsid="003733b9"/>
    </style:style>
    <style:style style:name="T2" style:family="text">
      <style:text-properties officeooo:rsid="003a223f"/>
    </style:style>
    <style:style style:name="T3" style:family="text">
      <style:text-properties style:text-underline-style="solid" style:text-underline-width="auto" style:text-underline-color="font-color"/>
    </style:style>
    <style:style style:name="T4" style:family="text">
      <style:text-properties officeooo:rsid="00368b12"/>
    </style:style>
    <style:style style:name="T5" style:family="text">
      <style:text-properties officeooo:rsid="001f6fca"/>
    </style:style>
    <style:style style:name="T6" style:family="text">
      <style:text-properties style:font-name="Arial"/>
    </style:style>
    <style:style style:name="T7" style:family="text">
      <style:text-properties style:font-name="Arial" fo:font-weight="normal" officeooo:rsid="001f6fca" style:font-weight-asian="normal" style:font-weight-complex="normal"/>
    </style:style>
    <style:style style:name="T8" style:family="text">
      <style:text-properties style:font-name="Arial" officeooo:rsid="001f6fca"/>
    </style:style>
    <style:style style:name="T9" style:family="text">
      <style:text-properties officeooo:rsid="0035f4ae"/>
    </style:style>
    <style:style style:name="T10" style:family="text">
      <style:text-properties style:text-underline-style="none" officeooo:rsid="0035f4ae"/>
    </style:style>
    <style:style style:name="T11" style:family="text">
      <style:text-properties style:text-underline-style="none" officeooo:rsid="00368b12"/>
    </style:style>
    <style:style style:name="T12" style:family="text">
      <style:text-properties officeooo:rsid="002115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ucas </text:p>
      <text:p text:style-name="P1">Da Silveira</text:p>
      <text:p text:style-name="P1">B2</text:p>
      <text:p text:style-name="P1"/>
      <text:p text:style-name="P1"/>
      <text:p text:style-name="P6">Introduction :</text:p>
      <text:p text:style-name="P7"/>
      <text:p text:style-name="P7">Dans un monde de plus en plus connecté, la question de savoir si le numérique est un allié ou un ennemi de la démocratie est plus que jamais d'actualité. <text:span text:style-name="T1">A</text:span>vec l’aide du corpus de texte<text:span text:style-name="T2">s</text:span> <text:span text:style-name="T1">nous allons voir les raisons qui font du numérique un potentiel danger ou une aide pour la démocratie </text:span>: « Comment les réseaux sociaux accentuent l’enfermement dans ses idées<text:span text:style-name="T3"> »</text:span> <text:span text:style-name="T4">(2018)</text:span>, « En Chine, non seulement le numérique ne sape pas le pouvoir, mais il le conforte »<text:span text:style-name="T4">(2019),</text:span> « Kenya – Nanjala Nyabola : ‘Les gens utilisent la tech comme un moyen d’exercer leur pouvoir’ »<text:span text:style-name="T4">(2019) </text:span>, « L’inventeur du Web a (encore) un plan pour sauver le Web »<text:span text:style-name="T4">(2019)</text:span> et « Données personnel<text:span text:style-name="T1">les</text:span> : comment ‘l’industrie de l’influence’ traverse l’Afrique ? » <text:span text:style-name="T4">(2020)</text:span>, nous allons répondre à la problématique suivante : Le numérique est-il un danger ou au contraire une aide pour la démocratie?Pour quelles raisons ?. Pour cela nous allons utiliser le plan suivant : Premièrement, <text:span text:style-name="T1">le numérique et en particulier Internet peut favoriser le développement de la démocratie ,dans un second temps nous étudierons le cas dans lequel le numérique peut être une arme antidémocratique, enfin nous finirons sur les pistes à suivre pour contrer les impacte négatifs du Web sur la démocratie.</text:span></text:p>
      <text:p text:style-name="P7"/>
      <text:p text:style-name="P3">1) L<text:span text:style-name="T1">e numérique et en particulier Internet peut favoriser le développement de la démocratie</text:span></text:p>
      <text:p text:style-name="P3"/>
      <text:p text:style-name="P9">Le numérique et en particulier Internet peut favoriser le développement de la démocratie de plusieurs manières. Tout d'abord, selon l<text:span text:style-name="T5">e document « </text:span><text:span text:style-name="T9">Kenya – Nanjala Nyabola : ‘Les gens utilisent la tech comme un moyen d’exercer leur pouvoir’ »</text:span><text:span text:style-name="T4">(2019)</text:span>, la technologie peut être utilisée comme un moyen d'exercer le pouvoir par les citoyens. En effet, dans des pays comme le Kenya, des voix peuvent être entendues grâce à la technologie, ce qui permet de renforcer la transparence et l'ouverture.</text:p>
      <text:p text:style-name="P10">De même, Tim Berners-Lee, l'inventeur du Web, suggère que la technologie peut être utilisée pour sauver le Web, qui peut être un outil de communication important pour la démocratie. Selon <text:span text:style-name="T5">le document « </text:span><text:span text:style-name="T10">L’inventeur du Web a (encore) un plan pour sauver le Web »</text:span><text:span text:style-name="T11">(2019)</text:span>, Berners-Lee propose d'utiliser des technologies telles que la blockchain pour permettre aux utilisateurs de contrôler leurs données et d'éviter les abus de pouvoir.</text:p>
      <text:p text:style-name="P11"><text:span text:style-name="T7">Le numérique peut aider à mettre en place l</text:span><text:span text:style-name="T6">a participation citoyenne, </text:span><text:span text:style-name="T8">l</text:span><text:span text:style-name="T6">es plateformes en ligne peuvent permettre aux citoyens de s'impliquer dans la prise de décisions publiques</text:span><text:span text:style-name="T8">. De plus le numérique vient aider à l’éducation et la sensibilisation en permettant aux citoyens de s ‘informer sur des sujets politiques et sociaux, ainsi que de comprendre les enjeux démocratiques</text:span></text:p>
      <text:p text:style-name="P5"/>
      <text:p text:style-name="P8">Cependant, malgré les opportunités offertes par le numérique en matière de renforcement de la démocratie, il convient de noter que ce dernier peut également constituer une menace pour les valeurs démocratiques fondamentales.</text:p>
      <text:p text:style-name="P5"/>
      <text:p text:style-name="P7"/>
      <text:p text:style-name="P3"><text:soft-page-break/>2) L<text:span text:style-name="T1">e numérique peut être une arme antidémocratique</text:span></text:p>
      <text:p text:style-name="P3"/>
      <text:p text:style-name="P14">Internet et les réseaux sociaux sont des machines à s’enfermer dans nos propres opinions et non à s’ouvrir aux autres idées. Selon le document « <text:span text:style-name="T9">Comment les réseaux sociaux accentuent l’enfermement dans ses idées » </text:span>les réseaux sociaux renforcent l’effet de groupe de plus cette polarisation est renforcée par des bulles de filtre afin de permettre à leurs utilisateurs de fréquenter d’autres utilisateurs aux mêmes opinions.</text:p>
      <text:p text:style-name="P5"/>
      <text:p text:style-name="P14">Du côté de la démocratie, les données sont utilisées pour influencer les électeurs. D’après le document « <text:span text:style-name="T9">Donné</text:span><text:span text:style-name="T12">es</text:span><text:span text:style-name="T9"> personnel</text:span><text:span text:style-name="T1">les</text:span><text:span text:style-name="T9"> : comment ‘l’industrie de l’influence’ traverse l’Afrique ? »</text:span> l’industrie de l’influence tend à modifier le comportement des électeurs en récoltant et en croisant leurs données à des fins publicitaires ou électoral . Cela contribue à l’avènement de la polarisation totale de la société. Facebook se retrouve au cœur de cette propagande, pour avoir permis à Cambridge Analytica d’aspirer des millions de données personnelles de ses utilisateurs afin d’établir leur profil en regroupant nombres de données, tel que leurs goûts, leurs habitudes … Pour permettre de cibler les indécis lors des scrutins électoraux et de peser sur leur vote.</text:p>
      <text:p text:style-name="P14"/>
      <text:p text:style-name="P15">Le numérique permet de donner aux forces de l’ordre et aux agences de renseignement des logiciels de renseignement, par exemple Pegasus un logiciel de renseignement utilisé en Afrique permettant d’espionner des défenseurs de droit de l’homme et des journalistes.</text:p>
      <text:p text:style-name="P3"/>
      <text:p text:style-name="P3">3) L<text:span text:style-name="T1">es pistes à suivre pour contrer les impacte négatifs du Web sur la démocratie</text:span></text:p>
      <text:p text:style-name="P3"/>
      <text:p text:style-name="P4">Conclusion</text:p>
      <text:p text:style-name="P4"/>
      <text:p text:style-name="P2">En conclusion, la question de savoir si le numérique est un allié ou un ennemi de la démocratie est complexe et ne peut être réduite à une réponse simple. À travers les différents textes étudiés, il apparaît clairement que le numérique peut être à la fois une menace potentielle et une aide à la démocratie. Il peut permettre une plus grande participation citoyenne et la diffusion de l'information démocratique, mais peut également faciliter la manipulation de l'opinion publique et accentuer la polarisation idéologique. Cela nécessite une réflexion approfondie et une action conjointe des gouvernements, des entreprises technologiques et de la société civile pour contrer les effets négatifs et favoriser les effets positifs. Le débat sur le rôle du numérique dans la démocratie est loin d'être clos et de nombreuses questions restent à explorer. Cependant, il est clair que le numérique joue un rôle important dans la manière dont les citoyens participent à la vie démocratique et dont les gouvernements exercent leur pouvoir. Il est crucial de continuer à réfléchir à la manière dont nous pouvons tirer parti des opportunités offertes par le numérique tout en minimisant les risques qu’il peut poser à la démocratie. Ce défi ne peut être relevé que par une coopération internationa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4:49:42.566117896</meta:creation-date>
    <dc:date>2023-03-08T13:47:28.499236410</dc:date>
    <meta:editing-duration>PT1H17M59S</meta:editing-duration>
    <meta:editing-cycles>9</meta:editing-cycles>
    <meta:generator>LibreOffice/7.4.4.2$Linux_X86_64 LibreOffice_project/40$Build-2</meta:generator>
    <meta:document-statistic meta:table-count="0" meta:image-count="0" meta:object-count="0" meta:page-count="2" meta:paragraph-count="17" meta:word-count="918" meta:character-count="5767" meta:non-whitespace-character-count="4863"/>
  </office:meta>
</office:document-meta>
</file>